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xlink="http://www.w3.org/1999/xlink" xmlns:xforms="http://www.w3.org/2002/xforms" xmlns:office="urn:oasis:names:tc:opendocument:xmlns:office:1.0" xmlns:of="urn:oasis:names:tc:opendocument:xmlns:of:1.2" xmlns:text="urn:oasis:names:tc:opendocument:xmlns:text:1.0" xmlns:dr3d="urn:oasis:names:tc:opendocument:xmlns:dr3d:1.0" xmlns:xsd="http://www.w3.org/2001/XMLSchema" xmlns:dom="http://www.w3.org/2001/xml-events" xmlns:grddl="http://www.w3.org/2003/g/data-view#" xmlns:ooo="http://openoffice.org/2004/office" xmlns:dc="http://purl.org/dc/elements/1.1/" xmlns:fo="urn:oasis:names:tc:opendocument:xmlns:xsl-fo-compatible:1.0" xmlns:form="urn:oasis:names:tc:opendocument:xmlns:form:1.0" xmlns:style="urn:oasis:names:tc:opendocument:xmlns:style:1.0" xmlns:oooc="http://openoffice.org/2004/calc" xmlns:chart="urn:oasis:names:tc:opendocument:xmlns:chart:1.0" xmlns:xsi="http://www.w3.org/2001/XMLSchema-instance" xmlns:number="urn:oasis:names:tc:opendocument:xmlns:datastyle:1.0" xmlns:xhtml="http://www.w3.org/1999/xhtml" xmlns:meta="urn:oasis:names:tc:opendocument:xmlns:meta:1.0" xmlns:ooow="http://openoffice.org/2004/writer" xmlns:table="urn:oasis:names:tc:opendocument:xmlns:table:1.0" xmlns:rpt="http://openoffice.org/2005/report" xmlns:script="urn:oasis:names:tc:opendocument:xmlns:script:1.0" xmlns:field="urn:openoffice:names:experimental:ooo-ms-interop:xmlns:field:1.0" xmlns:draw="urn:oasis:names:tc:opendocument:xmlns:drawing:1.0" xmlns:svg="urn:oasis:names:tc:opendocument:xmlns:svg-compatible:1.0" xmlns:math="http://www.w3.org/1998/Math/MathML" office:version="1.1">
  <office:scripts/>
  <office:font-face-decls>
    <style:font-face style:name="PodStarSymbol" svg:font-family="StarSymbol"/>
    <style:font-face svg:font-family="Tahoma" style:name="Tahoma2"/>
    <style:font-face svg:font-family="Tahoma" style:name="Tahoma" style:font-family-generic="swiss"/>
    <style:font-face svg:font-family="'Lucida Sans Unicode'" style:name="Lucida Sans Unicode" style:font-pitch="variable"/>
    <style:font-face svg:font-family="Tahoma" style:name="Tahoma1" style:font-pitch="variable"/>
    <style:font-face svg:font-family="'Times New Roman'" style:name="Times New Roman" style:font-pitch="variable" style:font-family-generic="roman"/>
    <style:font-face svg:font-family="Arial" style:name="Arial" style:font-pitch="variable" style:font-family-generic="swiss"/>
    <style:font-face svg:font-family="Verdana" style:name="Verdana" style:font-pitch="variable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au2" style:family="table">
      <style:table-properties table:align="margins" style:width="16.999cm"/>
    </style:style>
    <style:style style:name="Tableau2.A" style:family="table-column">
      <style:table-column-properties style:rel-column-width="21845*" style:column-width="5.666cm"/>
    </style:style>
    <style:style style:name="Tableau2.B" style:family="table-column">
      <style:table-column-properties style:rel-column-width="43690*" style:column-width="11.333cm"/>
    </style:style>
    <style:style style:name="Tableau2.A1" style:family="table-cell">
      <style:table-cell-properties fo:border-bottom="0.002cm solid #000000" fo:border-right="none" fo:border-top="0.002cm solid #000000" fo:padding="0.097cm" fo:background-color="#e6e6e6" fo:border-left="0.002cm solid #000000">
        <style:background-image/>
      </style:table-cell-properties>
    </style:style>
    <style:style style:name="Tableau2.B1" style:family="table-cell">
      <style:table-cell-properties fo:border="0.002cm solid #000000" fo:padding="0.097cm" fo:background-color="#e6e6e6">
        <style:background-image/>
      </style:table-cell-properties>
    </style:style>
    <style:style style:name="Tableau2.A2" style:family="table-cell">
      <style:table-cell-properties fo:border-bottom="0.002cm solid #000000" fo:border-top="none" fo:border-left="0.002cm solid #000000" fo:padding="0.097cm" fo:border-right="none"/>
    </style:style>
    <style:style style:name="Tableau2.B2" style:family="table-cell">
      <style:table-cell-properties fo:border-bottom="0.002cm solid #000000" fo:border-top="none" fo:border-left="0.002cm solid #000000" fo:padding="0.097cm" fo:border-right="0.002cm solid #000000"/>
    </style:style>
    <style:style style:name="P1" style:parent-style-name="Table_20_Heading" style:family="paragraph">
      <style:text-properties style:font-style-complex="normal" fo:font-size="10pt" style:font-style-asian="normal" style:font-weight-asian="bold" fo:font-style="normal" fo:font-weight="bold" style:font-name="Verdana" style:font-size-asian="10pt" style:font-size-complex="10pt" style:font-weight-complex="bold"/>
    </style:style>
    <style:style style:name="P2" style:parent-style-name="Table_20_Contents" style:family="paragraph">
      <style:text-properties style:font-style-complex="normal" fo:font-size="10pt" style:font-style-asian="normal" style:font-weight-asian="normal" fo:font-style="normal" fo:font-weight="normal" style:font-name="Verdana" style:font-size-asian="10pt" style:font-size-complex="10pt" style:font-weight-complex="normal"/>
    </style:style>
    <style:style style:name="P3" style:parent-style-name="Text_20_body" style:family="paragraph">
      <style:text-properties fo:font-weight="normal" style:font-weight-complex="normal" style:font-weight-asian="normal"/>
    </style:style>
    <style:style style:name="P4" style:parent-style-name="Text_20_body" style:family="paragraph">
      <style:text-properties fo:font-weight="bold" style:font-weight-complex="bold" style:font-weight-asian="bold"/>
    </style:style>
    <style:style style:name="P5" style:parent-style-name="Standard" style:family="paragraph">
      <style:text-properties fo:font-weight="normal" style:font-weight-complex="normal" style:font-weight-asian="normal"/>
    </style:style>
    <style:style style:name="P6" style:parent-style-name="Heading_20_1" style:family="paragraph">
      <style:text-properties fo:font-weight="normal" style:font-weight-complex="normal" style:font-weight-asian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6">Table with section.</text:h>
      <text:p text:style-name="P3">Splunk sample command used to generate table :</text:p>
      <text:p text:style-name="P4">index=_internal source=*metrics.log splunk_server="*" | eval MB=kb/1024 | stats sum(MB) as sumMB by group, series| sort -group -sumMB | docgen -tfile TableSection.odt</text:p>
      <text:p text:style-name="P5">By default (without -ofile parameter) results document could be found in splunk_home/etc/apps/odts_splunk/results folder</text:p>
      <text:p text:style-name="P3"/>
      <text:section text:style-name="Sect1" text:name="Section1">
        <text:h text:outline-level="1" text:style-name="Heading_20_1">Series Group : per_sourcetype_thruput</text:h>
        <table:table table:name="Tableau2" table:style-name="Tableau2">
          <table:table-column table:style-name="Tableau2.A"/>
          <table:table-column table:style-name="Tableau2.B"/>
          <table:table-header-rows>
            <table:table-row>
              <table:table-cell office:value-type="string" table:style-name="Tableau2.A1">
                <text:p text:style-name="P1">series</text:p>
              </table:table-cell>
              <table:table-cell office:value-type="string" table:style-name="Tableau2.B1">
                <text:p text:style-name="P1">sum in Megabytes </text:p>
              </table:table-cell>
            </table:table-row>
          </table:table-header-rows>
          <table:table-row>
            <table:table-cell office:value-type="string" table:style-name="Tableau2.A2">
              <text:p text:style-name="P2">wmi:localprocesses</text:p>
            </table:table-cell>
            <table:table-cell office:value-type="string" table:style-name="Tableau2.B2">
              <text:p text:style-name="P2">14.038103216</text:p>
            </table:table-cell>
          </table:table-row>
          <table:table-row>
            <table:table-cell office:value-type="string" table:style-name="Tableau2.A2">
              <text:p text:style-name="P2">splunkd</text:p>
            </table:table-cell>
            <table:table-cell office:value-type="string" table:style-name="Tableau2.B2">
              <text:p text:style-name="P2">9.344429959</text:p>
            </table:table-cell>
          </table:table-row>
          <table:table-row>
            <table:table-cell office:value-type="string" table:style-name="Tableau2.A2">
              <text:p text:style-name="P2">wmi:localnetwork</text:p>
            </table:table-cell>
            <table:table-cell office:value-type="string" table:style-name="Tableau2.B2">
              <text:p text:style-name="P2">2.891645481</text:p>
            </table:table-cell>
          </table:table-row>
          <table:table-row>
            <table:table-cell office:value-type="string" table:style-name="Tableau2.A2">
              <text:p text:style-name="P2">audittrail</text:p>
            </table:table-cell>
            <table:table-cell office:value-type="string" table:style-name="Tableau2.B2">
              <text:p text:style-name="P2">1.249674805</text:p>
            </table:table-cell>
          </table:table-row>
          <table:table-row>
            <table:table-cell office:value-type="string" table:style-name="Tableau2.A2">
              <text:p text:style-name="P2">wmi:localphysicaldisk</text:p>
            </table:table-cell>
            <table:table-cell office:value-type="string" table:style-name="Tableau2.B2">
              <text:p text:style-name="P2">1.054388068</text:p>
            </table:table-cell>
          </table:table-row>
          <table:table-row>
            <table:table-cell office:value-type="string" table:style-name="Tableau2.A2">
              <text:p text:style-name="P2">wmi:memory</text:p>
            </table:table-cell>
            <table:table-cell office:value-type="string" table:style-name="Tableau2.B2">
              <text:p text:style-name="P2">0.504681791</text:p>
            </table:table-cell>
          </table:table-row>
          <table:table-row>
            <table:table-cell office:value-type="string" table:style-name="Tableau2.A2">
              <text:p text:style-name="P2">wmi:cputime</text:p>
            </table:table-cell>
            <table:table-cell office:value-type="string" table:style-name="Tableau2.B2">
              <text:p text:style-name="P2">0.502759065</text:p>
            </table:table-cell>
          </table:table-row>
          <table:table-row>
            <table:table-cell office:value-type="string" table:style-name="Tableau2.A2">
              <text:p text:style-name="P2">splunkd_access</text:p>
            </table:table-cell>
            <table:table-cell office:value-type="string" table:style-name="Tableau2.B2">
              <text:p text:style-name="P2">0.4593448645</text:p>
            </table:table-cell>
          </table:table-row>
          <table:table-row>
            <table:table-cell office:value-type="string" table:style-name="Tableau2.A2">
              <text:p text:style-name="P2">scheduler</text:p>
            </table:table-cell>
            <table:table-cell office:value-type="string" table:style-name="Tableau2.B2">
              <text:p text:style-name="P2">0.406785024</text:p>
            </table:table-cell>
          </table:table-row>
          <table:table-row>
            <table:table-cell office:value-type="string" table:style-name="Tableau2.A2">
              <text:p text:style-name="P2">stash</text:p>
            </table:table-cell>
            <table:table-cell office:value-type="string" table:style-name="Tableau2.B2">
              <text:p text:style-name="P2">0.315578484</text:p>
            </table:table-cell>
          </table:table-row>
          <table:table-row>
            <table:table-cell office:value-type="string" table:style-name="Tableau2.A2">
              <text:p text:style-name="P2">wineventlog:application</text:p>
            </table:table-cell>
            <table:table-cell office:value-type="string" table:style-name="Tableau2.B2">
              <text:p text:style-name="P2">0.117578507</text:p>
            </table:table-cell>
          </table:table-row>
          <table:table-row>
            <table:table-cell office:value-type="string" table:style-name="Tableau2.A2">
              <text:p text:style-name="P2">wmi:freediskspace</text:p>
            </table:table-cell>
            <table:table-cell office:value-type="string" table:style-name="Tableau2.B2">
              <text:p text:style-name="P2">0.0760230232</text:p>
            </table:table-cell>
          </table:table-row>
          <table:table-row>
            <table:table-cell office:value-type="string" table:style-name="Tableau2.A2">
              <text:p text:style-name="P2">splunk_web_access</text:p>
            </table:table-cell>
            <table:table-cell office:value-type="string" table:style-name="Tableau2.B2">
              <text:p text:style-name="P2">0.0348377346</text:p>
            </table:table-cell>
          </table:table-row>
          <table:table-row>
            <table:table-cell office:value-type="string" table:style-name="Tableau2.A2">
              <text:p text:style-name="P2">wineventlog:security</text:p>
            </table:table-cell>
            <table:table-cell office:value-type="string" table:style-name="Tableau2.B2">
              <text:p text:style-name="P2">0.030265808</text:p>
            </table:table-cell>
          </table:table-row>
          <table:table-row>
            <table:table-cell office:value-type="string" table:style-name="Tableau2.A2">
              <text:p text:style-name="P2">wineventlog:system</text:p>
            </table:table-cell>
            <table:table-cell office:value-type="string" table:style-name="Tableau2.B2">
              <text:p text:style-name="P2">0.025074002</text:p>
            </table:table-cell>
          </table:table-row>
          <table:table-row>
            <table:table-cell office:value-type="string" table:style-name="Tableau2.A2">
              <text:p text:style-name="P2">windowsupdatelog</text:p>
            </table:table-cell>
            <table:table-cell office:value-type="string" table:style-name="Tableau2.B2">
              <text:p text:style-name="P2">0.010153770</text:p>
            </table:table-cell>
          </table:table-row>
          <table:table-row>
            <table:table-cell office:value-type="string" table:style-name="Tableau2.A2">
              <text:p text:style-name="P2">splunk_web_service</text:p>
            </table:table-cell>
            <table:table-cell office:value-type="string" table:style-name="Tableau2.B2">
              <text:p text:style-name="P2">0.008295060</text:p>
            </table:table-cell>
          </table:table-row>
        </table:table>
        <text:p text:style-name="Standard"/>
      </text:section>
      <text:section text:style-name="Sect1" text:name="Section1">
        <text:h text:outline-level="1" text:style-name="Heading_20_1">Series Group : per_index_thruput</text:h>
        <table:table table:name="Tableau2" table:style-name="Tableau2">
          <table:table-column table:style-name="Tableau2.A"/>
          <table:table-column table:style-name="Tableau2.B"/>
          <table:table-header-rows>
            <table:table-row>
              <table:table-cell office:value-type="string" table:style-name="Tableau2.A1">
                <text:p text:style-name="P1">series</text:p>
              </table:table-cell>
              <table:table-cell office:value-type="string" table:style-name="Tableau2.B1">
                <text:p text:style-name="P1">sum in Megabytes </text:p>
              </table:table-cell>
            </table:table-row>
          </table:table-header-rows>
          <table:table-row>
            <table:table-cell office:value-type="string" table:style-name="Tableau2.A2">
              <text:p text:style-name="P2">main</text:p>
            </table:table-cell>
            <table:table-cell office:value-type="string" table:style-name="Tableau2.B2">
              <text:p text:style-name="P2">19.279661207</text:p>
            </table:table-cell>
          </table:table-row>
          <table:table-row>
            <table:table-cell office:value-type="string" table:style-name="Tableau2.A2">
              <text:p text:style-name="P2">_internal</text:p>
            </table:table-cell>
            <table:table-cell office:value-type="string" table:style-name="Tableau2.B2">
              <text:p text:style-name="P2">10.256085373</text:p>
            </table:table-cell>
          </table:table-row>
          <table:table-row>
            <table:table-cell office:value-type="string" table:style-name="Tableau2.A2">
              <text:p text:style-name="P2">_audit</text:p>
            </table:table-cell>
            <table:table-cell office:value-type="string" table:style-name="Tableau2.B2">
              <text:p text:style-name="P2">1.249674805</text:p>
            </table:table-cell>
          </table:table-row>
          <table:table-row>
            <table:table-cell office:value-type="string" table:style-name="Tableau2.A2">
              <text:p text:style-name="P2">summary</text:p>
            </table:table-cell>
            <table:table-cell office:value-type="string" table:style-name="Tableau2.B2">
              <text:p text:style-name="P2">0.316889786</text:p>
            </table:table-cell>
          </table:table-row>
        </table:table>
        <text:p text:style-name="Standard"/>
      </text:section>
      <text:section text:style-name="Sect1" text:name="Section1">
        <text:h text:outline-level="1" text:style-name="Heading_20_1">Series Group : per_source_thruput</text:h>
        <table:table table:name="Tableau2" table:style-name="Tableau2">
          <table:table-column table:style-name="Tableau2.A"/>
          <table:table-column table:style-name="Tableau2.B"/>
          <table:table-header-rows>
            <table:table-row>
              <table:table-cell office:value-type="string" table:style-name="Tableau2.A1">
                <text:p text:style-name="P1">series</text:p>
              </table:table-cell>
              <table:table-cell office:value-type="string" table:style-name="Tableau2.B1">
                <text:p text:style-name="P1">sum in Megabytes </text:p>
              </table:table-cell>
            </table:table-row>
          </table:table-header-rows>
          <table:table-row>
            <table:table-cell office:value-type="string" table:style-name="Tableau2.A2">
              <text:p text:style-name="P2">wmi:localprocesses</text:p>
            </table:table-cell>
            <table:table-cell office:value-type="string" table:style-name="Tableau2.B2">
              <text:p text:style-name="P2">14.038103216</text:p>
            </table:table-cell>
          </table:table-row>
          <table:table-row>
            <table:table-cell office:value-type="string" table:style-name="Tableau2.A2">
              <text:p text:style-name="P2">c:\program files\splunk\var\log\splunk\metrics.log</text:p>
            </table:table-cell>
            <table:table-cell office:value-type="string" table:style-name="Tableau2.B2">
              <text:p text:style-name="P2">8.900697667</text:p>
            </table:table-cell>
          </table:table-row>
          <table:table-row>
            <table:table-cell office:value-type="string" table:style-name="Tableau2.A2">
              <text:p text:style-name="P2">wmi:localnetwork</text:p>
            </table:table-cell>
            <table:table-cell office:value-type="string" table:style-name="Tableau2.B2">
              <text:p text:style-name="P2">2.891645481</text:p>
            </table:table-cell>
          </table:table-row>
          <table:table-row>
            <table:table-cell office:value-type="string" table:style-name="Tableau2.A2">
              <text:p text:style-name="P2">audittrail</text:p>
            </table:table-cell>
            <table:table-cell office:value-type="string" table:style-name="Tableau2.B2">
              <text:p text:style-name="P2">1.249242790</text:p>
            </table:table-cell>
          </table:table-row>
          <table:table-row>
            <table:table-cell office:value-type="string" table:style-name="Tableau2.A2">
              <text:p text:style-name="P2">wmi:localphysicaldisk</text:p>
            </table:table-cell>
            <table:table-cell office:value-type="string" table:style-name="Tableau2.B2">
              <text:p text:style-name="P2">1.052807830</text:p>
            </table:table-cell>
          </table:table-row>
          <table:table-row>
            <table:table-cell office:value-type="string" table:style-name="Tableau2.A2">
              <text:p text:style-name="P2">wmi:memory</text:p>
            </table:table-cell>
            <table:table-cell office:value-type="string" table:style-name="Tableau2.B2">
              <text:p text:style-name="P2">0.487006392</text:p>
            </table:table-cell>
          </table:table-row>
          <table:table-row>
            <table:table-cell office:value-type="string" table:style-name="Tableau2.A2">
              <text:p text:style-name="P2">wmi:cputime</text:p>
            </table:table-cell>
            <table:table-cell office:value-type="string" table:style-name="Tableau2.B2">
              <text:p text:style-name="P2">0.483532036</text:p>
            </table:table-cell>
          </table:table-row>
          <table:table-row>
            <table:table-cell office:value-type="string" table:style-name="Tableau2.A2">
              <text:p text:style-name="P2">c:\program files\splunk\var\log\splunk\splunkd_access.log</text:p>
            </table:table-cell>
            <table:table-cell office:value-type="string" table:style-name="Tableau2.B2">
              <text:p text:style-name="P2">0.4593448645</text:p>
            </table:table-cell>
          </table:table-row>
          <table:table-row>
            <table:table-cell office:value-type="string" table:style-name="Tableau2.A2">
              <text:p text:style-name="P2">c:\program files\splunk\var\log\splunk\license_usage.log</text:p>
            </table:table-cell>
            <table:table-cell office:value-type="string" table:style-name="Tableau2.B2">
              <text:p text:style-name="P2">0.441936470</text:p>
            </table:table-cell>
          </table:table-row>
          <table:table-row>
            <table:table-cell office:value-type="string" table:style-name="Tableau2.A2">
              <text:p text:style-name="P2">c:\program files\splunk\var\log\splunk\scheduler.log</text:p>
            </table:table-cell>
            <table:table-cell office:value-type="string" table:style-name="Tableau2.B2">
              <text:p text:style-name="P2">0.406367315</text:p>
            </table:table-cell>
          </table:table-row>
          <table:table-row>
            <table:table-cell office:value-type="string" table:style-name="Tableau2.A2">
              <text:p text:style-name="P2">performance_snapshot</text:p>
            </table:table-cell>
            <table:table-cell office:value-type="string" table:style-name="Tableau2.B2">
              <text:p text:style-name="P2">0.251804349</text:p>
            </table:table-cell>
          </table:table-row>
          <table:table-row>
            <table:table-cell office:value-type="string" table:style-name="Tableau2.A2">
              <text:p text:style-name="P2">wineventlog:application</text:p>
            </table:table-cell>
            <table:table-cell office:value-type="string" table:style-name="Tableau2.B2">
              <text:p text:style-name="P2">0.117578507</text:p>
            </table:table-cell>
          </table:table-row>
          <table:table-row>
            <table:table-cell office:value-type="string" table:style-name="Tableau2.A2">
              <text:p text:style-name="P2">wmi:freediskspace</text:p>
            </table:table-cell>
            <table:table-cell office:value-type="string" table:style-name="Tableau2.B2">
              <text:p text:style-name="P2">0.0750483692</text:p>
            </table:table-cell>
          </table:table-row>
          <table:table-row>
            <table:table-cell office:value-type="string" table:style-name="Tableau2.A2">
              <text:p text:style-name="P2">win_eventlog_count_sum_index</text:p>
            </table:table-cell>
            <table:table-cell office:value-type="string" table:style-name="Tableau2.B2">
              <text:p text:style-name="P2">0.049360291</text:p>
            </table:table-cell>
          </table:table-row>
          <table:table-row>
            <table:table-cell office:value-type="string" table:style-name="Tableau2.A2">
              <text:p text:style-name="P2">c:\program files\splunk\var\log\splunk\web_access.log</text:p>
            </table:table-cell>
            <table:table-cell office:value-type="string" table:style-name="Tableau2.B2">
              <text:p text:style-name="P2">0.0338487726</text:p>
            </table:table-cell>
          </table:table-row>
          <table:table-row>
            <table:table-cell office:value-type="string" table:style-name="Tableau2.A2">
              <text:p text:style-name="P2">wineventlog:security</text:p>
            </table:table-cell>
            <table:table-cell office:value-type="string" table:style-name="Tableau2.B2">
              <text:p text:style-name="P2">0.030265808</text:p>
            </table:table-cell>
          </table:table-row>
          <table:table-row>
            <table:table-cell office:value-type="string" table:style-name="Tableau2.A2">
              <text:p text:style-name="P2">wineventlog:system</text:p>
            </table:table-cell>
            <table:table-cell office:value-type="string" table:style-name="Tableau2.B2">
              <text:p text:style-name="P2">0.024389264</text:p>
            </table:table-cell>
          </table:table-row>
          <table:table-row>
            <table:table-cell office:value-type="string" table:style-name="Tableau2.A2">
              <text:p text:style-name="P2">c:\windows\windowsupdate.log</text:p>
            </table:table-cell>
            <table:table-cell office:value-type="string" table:style-name="Tableau2.B2">
              <text:p text:style-name="P2">0.010153770</text:p>
            </table:table-cell>
          </table:table-row>
          <table:table-row>
            <table:table-cell office:value-type="string" table:style-name="Tableau2.A2">
              <text:p text:style-name="P2">c:\program files\splunk\var\log\splunk\web_service.log</text:p>
            </table:table-cell>
            <table:table-cell office:value-type="string" table:style-name="Tableau2.B2">
              <text:p text:style-name="P2">0.008295060</text:p>
            </table:table-cell>
          </table:table-row>
          <table:table-row>
            <table:table-cell office:value-type="string" table:style-name="Tableau2.A2">
              <text:p text:style-name="P2">c:\program files\splunk\var\log\splunk\splunkd.log</text:p>
            </table:table-cell>
            <table:table-cell office:value-type="string" table:style-name="Tableau2.B2">
              <text:p text:style-name="P2">0.000357628</text:p>
            </table:table-cell>
          </table:table-row>
        </table:table>
        <text:p text:style-name="Standard"/>
      </text:section>
      <text:section text:style-name="Sect1" text:name="Section1">
        <text:h text:outline-level="1" text:style-name="Heading_20_1">Series Group : per_host_thruput</text:h>
        <table:table table:name="Tableau2" table:style-name="Tableau2">
          <table:table-column table:style-name="Tableau2.A"/>
          <table:table-column table:style-name="Tableau2.B"/>
          <table:table-header-rows>
            <table:table-row>
              <table:table-cell office:value-type="string" table:style-name="Tableau2.A1">
                <text:p text:style-name="P1">series</text:p>
              </table:table-cell>
              <table:table-cell office:value-type="string" table:style-name="Tableau2.B1">
                <text:p text:style-name="P1">sum in Megabytes </text:p>
              </table:table-cell>
            </table:table-row>
          </table:table-header-rows>
          <table:table-row>
            <table:table-cell office:value-type="string" table:style-name="Tableau2.A2">
              <text:p text:style-name="P2">tomko_dv</text:p>
            </table:table-cell>
            <table:table-cell office:value-type="string" table:style-name="Tableau2.B2">
              <text:p text:style-name="P2">31.1023111796</text:p>
            </table:table-cell>
          </table:table-row>
        </table:table>
        <text:p text:style-name="Standard"/>
      </text:section>
      <text:p text:style-name="Text_20_body"/>
    </office:text>
  </office:body>
</office:document-content>
</file>

<file path=styles.xml><?xml version="1.0" encoding="utf-8"?>
<office:document-styles xmlns:xlink="http://www.w3.org/1999/xlink" xmlns:office="urn:oasis:names:tc:opendocument:xmlns:office:1.0" xmlns:of="urn:oasis:names:tc:opendocument:xmlns:of:1.2" xmlns:text="urn:oasis:names:tc:opendocument:xmlns:text:1.0" xmlns:dr3d="urn:oasis:names:tc:opendocument:xmlns:dr3d:1.0" xmlns:rpt="http://openoffice.org/2005/report" xmlns:dom="http://www.w3.org/2001/xml-events" xmlns:grddl="http://www.w3.org/2003/g/data-view#" xmlns:ooo="http://openoffice.org/2004/office" xmlns:dc="http://purl.org/dc/elements/1.1/" xmlns:fo="urn:oasis:names:tc:opendocument:xmlns:xsl-fo-compatible:1.0" xmlns:form="urn:oasis:names:tc:opendocument:xmlns:form:1.0" xmlns:style="urn:oasis:names:tc:opendocument:xmlns:style:1.0" xmlns:oooc="http://openoffice.org/2004/calc" xmlns:chart="urn:oasis:names:tc:opendocument:xmlns:chart:1.0" xmlns:number="urn:oasis:names:tc:opendocument:xmlns:datastyle:1.0" xmlns:xhtml="http://www.w3.org/1999/xhtml" xmlns:meta="urn:oasis:names:tc:opendocument:xmlns:meta:1.0" xmlns:ooow="http://openoffice.org/2004/writer" xmlns:table="urn:oasis:names:tc:opendocument:xmlns:table:1.0" xmlns:script="urn:oasis:names:tc:opendocument:xmlns:script:1.0" xmlns:draw="urn:oasis:names:tc:opendocument:xmlns:drawing:1.0" xmlns:svg="urn:oasis:names:tc:opendocument:xmlns:svg-compatible:1.0" xmlns:math="http://www.w3.org/1998/Math/MathML" office:version="1.1">
  <office:font-face-decls>
    <style:font-face style:name="PodStarSymbol" svg:font-family="StarSymbol"/>
    <style:font-face svg:font-family="Tahoma" style:name="Tahoma2"/>
    <style:font-face svg:font-family="Tahoma" style:name="Tahoma" style:font-family-generic="swiss"/>
    <style:font-face svg:font-family="'Lucida Sans Unicode'" style:name="Lucida Sans Unicode" style:font-pitch="variable"/>
    <style:font-face svg:font-family="Tahoma" style:name="Tahoma1" style:font-pitch="variable"/>
    <style:font-face svg:font-family="'Times New Roman'" style:name="Times New Roman" style:font-pitch="variable" style:font-family-generic="roman"/>
    <style:font-face svg:font-family="Arial" style:name="Arial" style:font-pitch="variable" style:font-family-generic="swiss"/>
    <style:font-face svg:font-family="Verdana" style:name="Verdana" style:font-pitch="variable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start-line-spacing-horizontal="0.283cm" draw:end-line-spacing-vertical="0.283cm" fo:wrap-option="no-wrap" draw:shadow-offset-y="0.3cm" draw:shadow-offset-x="0.3cm" draw:start-line-spacing-vertical="0.283cm" style:flow-with-text="false" draw:end-line-spacing-horizontal="0.283cm"/>
      <style:paragraph-properties style:font-independent-line-spacing="false" style:text-autospace="ideograph-alpha" style:line-break="strict" style:writing-mode="lr-tb">
        <style:tab-stops/>
      </style:paragraph-properties>
      <style:text-properties style:language-complex="zxx" style:country-asian="none" fo:font-size="12pt" style:country-complex="none" style:font-size-complex="12pt" fo:country="BE" style:use-window-font-color="true" fo:language="fr" style:language-asian="zxx" style:font-size-asian="12pt"/>
    </style:default-style>
    <style:default-style style:family="paragraph">
      <style:paragraph-properties style:punctuation-wrap="hanging" style:line-break="strict" style:writing-mode="page" fo:hyphenation-ladder-count="no-limit" style:text-autospace="ideograph-alpha" style:tab-stop-distance="1.251cm"/>
      <style:text-properties style:font-name-asian="Lucida Sans Unicode" style:language-complex="zxx" style:country-asian="none" fo:font-size="12pt" style:country-complex="none" style:font-size-complex="12pt" fo:hyphenation-remain-char-count="2" style:font-name-complex="Tahoma1" fo:country="BE" style:use-window-font-color="true" fo:hyphenate="false" fo:hyphenation-push-char-count="2" style:font-name="Times New Roman" fo:language="fr" style:language-asian="zxx" style:font-size-asian="12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class="text" style:display-name="Text body" style:name="Text_20_body" style:parent-style-name="Standard" style:family="paragraph">
      <style:paragraph-properties fo:margin-top="0cm" fo:margin-bottom="0.212cm"/>
    </style:style>
    <style:style style:class="text" style:name="Heading" style:next-style-name="Text_20_body" style:parent-style-name="Standard" style:family="paragraph">
      <style:paragraph-properties fo:keep-with-next="always" fo:margin-top="0.423cm" fo:margin-bottom="0.212cm"/>
      <style:text-properties style:font-name-asian="Lucida Sans Unicode" fo:font-size="14pt" style:font-name-complex="Tahoma1" style:font-name="Arial" style:font-size-asian="14pt" style:font-size-complex="14pt"/>
    </style:style>
    <style:style style:display-name="Heading 1" style:name="Heading_20_1" style:parent-style-name="Heading" style:default-outline-level="1" style:next-style-name="Text_20_body" style:class="text" style:family="paragraph">
      <style:text-properties style:font-weight-complex="bold" fo:font-size="115%" style:font-weight-asian="bold" fo:font-weight="bold" style:font-size-asian="115%" style:font-size-complex="115%"/>
    </style:style>
    <style:style style:display-name="Heading 2" style:name="Heading_20_2" style:parent-style-name="Heading" style:default-outline-level="2" style:next-style-name="Text_20_body" style:class="text" style:family="paragraph">
      <style:text-properties style:font-style-complex="italic" fo:font-size="14pt" style:font-weight-asian="bold" style:font-style-asian="italic" fo:font-style="italic" fo:font-weight="bold" style:font-size-asian="14pt" style:font-size-complex="14pt" style:font-weight-complex="bold"/>
    </style:style>
    <style:style style:display-name="Heading 3" style:name="Heading_20_3" style:parent-style-name="Heading" style:default-outline-level="3" style:next-style-name="Text_20_body" style:class="text" style:family="paragraph">
      <style:text-properties style:font-weight-complex="bold" fo:font-size="14pt" style:font-weight-asian="bold" fo:font-weight="bold" style:font-size-asian="14pt" style:font-size-complex="14pt"/>
    </style:style>
    <style:style style:class="list" style:name="List" style:parent-style-name="Text_20_body" style:family="paragraph">
      <style:text-properties style:font-name-complex="Tahoma2"/>
    </style:style>
    <style:style style:class="extra" style:display-name="Table Contents" style:name="Table_20_Contents" style:parent-style-name="Standard" style:family="paragraph">
      <style:paragraph-properties text:line-number="0" text:number-lines="false"/>
    </style:style>
    <style:style style:class="extra" style:display-name="Table Heading" style:name="Table_20_Heading" style:parent-style-name="Table_20_Contents" style:family="paragraph">
      <style:paragraph-properties style:justify-single-word="false" text:number-lines="false" fo:text-align="center" text:line-number="0"/>
      <style:text-properties style:font-style-complex="italic" style:font-weight-asian="bold" style:font-style-asian="italic" fo:font-style="italic" fo:font-weight="bold" style:font-weight-complex="bold"/>
    </style:style>
    <style:style style:class="extra" style:name="Caption" style:parent-style-name="Standard" style:family="paragraph">
      <style:paragraph-properties text:line-number="0" fo:margin-top="0.212cm" text:number-lines="false" fo:margin-bottom="0.212cm"/>
      <style:text-properties style:font-style-complex="italic" fo:font-size="12pt" style:font-style-asian="italic" style:font-name-complex="Tahoma2" fo:font-style="italic" style:font-size-asian="12pt" style:font-size-complex="12pt"/>
    </style:style>
    <style:style style:class="index" style:name="Index" style:parent-style-name="Standard" style:family="paragraph">
      <style:paragraph-properties text:line-number="0" text:number-lines="false"/>
      <style:text-properties style:font-name-complex="Tahoma2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start-numbering-at="document" text:footnotes-position="page" text:note-class="footnote"/>
    <text:notes-configuration style:num-format="i" text:start-value="0" text:note-class="endnote"/>
    <text:linenumbering-configuration text:increment="5" style:num-format="1" text:number-lines="false" text:number-position="left" text:offset="0.499cm"/>
  </office:styles>
  <office:automatic-styles>
    <style:page-layout style:name="Mpm1">
      <style:page-layout-properties fo:margin-bottom="2cm" fo:margin-right="2cm" fo:page-height="29.699cm" fo:margin-top="2cm" style:writing-mode="lr-tb" fo:page-width="20.999cm" style:num-format="1" fo:margin-left="2cm" style:print-orientation="portrait" style:footnote-max-height="0cm">
        <style:footnote-sep style:distance-after-sep="0.101cm" style:width="0.018cm" style:distance-before-sep="0.101cm" style:adjustment="left" style:color="#000000" style:rel-width="25%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OpenOffice.org/3.4.1$Win32 OpenOffice.org_project/341m1$Build-9593</meta:generator>
    <meta:initial-creator>Gaetan Delannay</meta:initial-creator>
    <meta:creation-date>2006-10-19T09:20:48</meta:creation-date>
    <dc:date>2012-12-18T16:56:39.70</dc:date>
    <dc:language>fr-BE</dc:language>
    <meta:editing-cycles>29</meta:editing-cycles>
    <meta:editing-duration>PT4H29M42S</meta:editing-duration>
    <meta:document-statistic meta:table-count="1" meta:image-count="0" meta:object-count="0" meta:page-count="1" meta:paragraph-count="9" meta:word-count="57" meta:character-count="425"/>
    <meta:user-defined meta:name="Info 1"/>
    <meta:user-defined meta:name="Info 2"/>
    <meta:user-defined meta:name="Info 3"/>
    <meta:user-defined meta:name="Info 4"/>
  </office:meta>
</office:document-meta>
</file>